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0c0c0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ff9966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5" style:family="graphic" style:parent-style-name="standard">
      <style:graphic-properties draw:stroke="dash" draw:stroke-dash="Ultrafine_20_Dashed" draw:fill="none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 draw:shadow="hidden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dash" draw:stroke-dash="Fine_20_Dashed_20__28_var_29_" svg:stroke-color="#808080" draw:marker-end="Arrow" draw:marker-end-width="0.3cm" draw:textarea-horizontal-align="center" draw:textarea-vertical-align="middle" draw:shadow="hidden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3.175cm" svg:height="2.54cm" svg:x="0.635cm" svg:y="17.145cm">
          <text:p text:style-name="P1">File Byt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175cm" svg:height="2.54cm" svg:x="3.175cm" svg:y="13.97cm">
          <text:p text:style-name="P1">File</text:p>
          <text:p text:style-name="P1">JS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175cm" svg:height="2.54cm" svg:x="4.445cm" svg:y="17.145cm">
          <text:p text:style-name="P1">File Byt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175cm" svg:height="2.54cm" svg:x="7.62cm" svg:y="13.97cm">
          <text:p text:style-name="P1">File</text:p>
          <text:p text:style-name="P1">JS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175cm" svg:height="2.54cm" svg:x="8.89cm" svg:y="17.145cm">
          <text:p text:style-name="P1">File Byt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175cm" svg:height="2.54cm" svg:x="6.35cm" svg:y="10.795cm">
          <text:p text:style-name="P1">Directory</text:p>
          <text:p text:style-name="P1">JSO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draw:layer="layout" svg:width="3.175cm" svg:height="2.54cm" svg:x="12.065cm" svg:y="13.97cm">
          <text:p text:style-name="P1">Directory</text:p>
          <text:p text:style-name="P1">JSO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draw:layer="layout" svg:width="3.175cm" svg:height="2.54cm" svg:x="13.335cm" svg:y="17.145cm">
          <text:p text:style-name="P1">File</text:p>
          <text:p text:style-name="P1">JS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4.445cm" svg:height="2.54cm" svg:x="12.7cm" svg:y="0.635cm">
          <text:p text:style-name="P1">Permanode</text:p>
          <text:p text:style-name="P1">signed=bra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4.445cm" svg:height="2.54cm" svg:x="8.89cm" svg:y="5.715cm">
          <text:p text:style-name="P1">set-attribute</text:p>
          <text:p text:style-name="P1">“content”</text:p>
          <text:p text:style-name="P1">signed=brad t1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1" draw:layer="layout" svg:width="4.445cm" svg:height="2.54cm" svg:x="15.24cm" svg:y="5.715cm">
          <text:p text:style-name="P1">set-attribute</text:p>
          <text:p text:style-name="P1">“name”</text:p>
          <text:p text:style-name="P1">signed=brad t2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4" draw:text-style-name="P1" draw:layer="layout" svg:x1="12.065cm" svg:y1="5.08cm" svg:x2="13.335cm" svg:y2="3.81cm">
          <text:p/>
        </draw:line>
        <draw:line draw:style-name="gr4" draw:text-style-name="P1" draw:layer="layout" svg:x1="10.16cm" svg:y1="8.89cm" svg:x2="8.255cm" svg:y2="10.16cm">
          <text:p/>
        </draw:line>
        <draw:line draw:style-name="gr4" draw:text-style-name="P1" draw:layer="layout" svg:x1="17.145cm" svg:y1="5.08cm" svg:x2="15.875cm" svg:y2="3.81cm">
          <text:p/>
        </draw:line>
        <draw:custom-shape draw:style-name="gr5" draw:text-style-name="P1" draw:layer="layout" svg:width="11.601cm" svg:height="8.345cm" svg:x="8.507cm" svg:y="0.325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2.615cm" svg:height="0.962cm" svg:x="7.164cm" svg:y="2.076cm">
          <draw:text-box>
            <text:p>“object”</text:p>
          </draw:text-box>
        </draw:frame>
        <draw:frame draw:style-name="gr6" draw:layer="layout" svg:width="4.757cm" svg:height="0.962cm" svg:x="1.547cm" svg:y="9.28cm">
          <draw:text-box>
            <text:p>unsigned blobs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2" draw:text-style-name="P1" draw:layer="layout" svg:width="4.65cm" svg:height="1.74cm" svg:x="7.748cm" svg:y="7.521cm">
          <text:p text:style-name="P1">bradfitz.co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046cm" svg:height="1.397cm" svg:x="13.115cm" svg:y="5.521cm">
          <text:p text:style-name="P1">My Andro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53cm" svg:height="1.134cm" svg:x="3.139cm" svg:y="6.048cm">
          <text:p text:style-name="P1">My Lap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106cm" svg:y1="6.842cm" svg:x2="8.429cm" svg:y2="7.673cm">
          <text:p/>
        </draw:line>
        <draw:line draw:style-name="gr4" draw:text-style-name="P1" draw:layer="layout" svg:x1="12.965cm" svg:y1="6.653cm" svg:x2="11.642cm" svg:y2="7.56cm">
          <text:p/>
        </draw:line>
        <draw:custom-shape draw:style-name="gr2" draw:text-style-name="P1" draw:layer="layout" svg:width="5.254cm" svg:height="1.59cm" svg:x="2.23cm" svg:y="10.846cm">
          <text:p text:style-name="P1">My Home 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648cm" svg:height="1.662cm" svg:x="14.402cm" svg:y="7.788cm">
          <text:p text:style-name="P1">MySQL Inde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522cm" svg:y1="9.336cm" svg:x2="6.198cm" svg:y2="10.547cm">
          <text:p/>
        </draw:line>
        <draw:line draw:style-name="gr4" draw:text-style-name="P1" draw:layer="layout" svg:x1="6.804cm" svg:y1="10.697cm" svg:x2="7.938cm" svg:y2="9.639cm">
          <text:p/>
        </draw:line>
        <draw:line draw:style-name="gr4" draw:text-style-name="P1" draw:layer="layout" svg:x1="12.624cm" svg:y1="8.656cm" svg:x2="14.25cm" svg:y2="8.656cm">
          <text:p/>
        </draw:line>
        <draw:custom-shape draw:style-name="gr2" draw:text-style-name="P1" draw:layer="layout" svg:width="4.197cm" svg:height="2.004cm" svg:x="11.981cm" svg:y="10.773cm">
          <text:p text:style-name="P1">Amazon S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1.377cm" svg:y1="9.374cm" svg:x2="12.322cm" svg:y2="10.811cm">
          <text:p/>
        </draw:line>
        <draw:custom-shape draw:style-name="gr2" draw:text-style-name="P1" draw:layer="layout" svg:width="5.1cm" svg:height="1.587cm" svg:x="3.329cm" svg:y="14.099cm">
          <text:p text:style-name="P1">Home Machi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35cm" svg:y1="13.947cm" svg:x2="5.821cm" svg:y2="12.511cm">
          <text:p/>
        </draw:line>
        <draw:custom-shape draw:style-name="gr2" draw:text-style-name="P1" draw:layer="layout" svg:width="4.045cm" svg:height="1.626cm" svg:x="9.714cm" svg:y="12.21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697cm" svg:y1="9.488cm" svg:x2="11.339cm" svg:y2="11.831cm">
          <text:p/>
        </draw:line>
        <draw:line draw:style-name="gr8" draw:text-style-name="P1" draw:layer="layout" svg:x1="12.36cm" svg:y1="7.862cm" svg:x2="13.683cm" svg:y2="6.917cm">
          <text:p/>
        </draw:line>
        <draw:line draw:style-name="gr8" draw:text-style-name="P1" draw:layer="layout" svg:x1="7.598cm" svg:y1="7.9cm" svg:x2="6.463cm" svg:y2="7.106cm">
          <text:p/>
        </draw:lin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rad Fitzpatrick</meta:initial-creator>
    <meta:creation-date>2011-05-05T14:40:28</meta:creation-date>
    <meta:editing-duration>PT01H00M33S</meta:editing-duration>
    <meta:editing-cycles>7</meta:editing-cycles>
    <dc:date>2011-05-05T15:40:58</dc:date>
    <dc:creator>Brad Fitzpatrick</dc:creator>
    <meta:generator>OpenOffice.org/3.2$Unix OpenOffice.org_project/320m12$Build-9483</meta:generator>
    <meta:document-statistic meta:object-count="60"/>
  </office:meta>
</office:document-meta>
</file>